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00803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2470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379b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024708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officeooo:rsid="0002470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24708" style:font-size-asian="14pt" style:font-size-complex="14pt"/>
    </style:style>
    <style:style style:name="T4" style:family="text">
      <style:text-properties fo:font-size="14pt" officeooo:rsid="00037146" style:font-size-asian="14pt" style:font-size-complex="14pt"/>
    </style:style>
    <style:style style:name="T5" style:family="text">
      <style:text-properties officeooo:rsid="000379bb"/>
    </style:style>
    <style:style style:name="T6" style:family="text">
      <style:text-properties officeooo:rsid="0004f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ss ayuda a un desarrollo FrontEnd más rápido <text:span text:style-name="T1">por los siguientes motivos:</text:span></text:p>
      <text:p text:style-name="P1"/>
      <text:p text:style-name="P6"><text:span text:style-name="T2">- Proporciona estructuras propias de lenguajes de programación como variables, listas, funciones, estructuras de control </text:span><text:span text:style-name="T3">que combinandose </text:span><text:span text:style-name="T4">facilitan</text:span><text:span text:style-name="T3"> generar de manera mas rapida el codigo css.</text:span></text:p>
      <text:p text:style-name="P4"/>
      <text:p text:style-name="P4"/>
      <text:p text:style-name="P4">- <text:span text:style-name="T1">Permite estructuras anidadas ahorrando tiempo al escribir codigo.</text:span></text:p>
      <text:p text:style-name="P4"/>
      <text:p text:style-name="P4"/>
      <text:p text:style-name="P5">- Permite una organización modular de mis estilos, <text:s/><text:span text:style-name="T5">haciendo posible organizar mejor el css</text:span> dividi<text:span text:style-name="T5">endo en </text:span>hojas <text:span text:style-name="T5">separadas </text:span>de estilos <text:span text:style-name="T5">que pueden unirse con @import</text:span> <text:span text:style-name="T5">en una sola.</text:span></text:p>
      <text:p text:style-name="P1"/>
      <text:p text:style-name="P1"/>
      <text:p text:style-name="P1">- <text:span text:style-name="T5">Permite reutilizar estilos con @mixin y variables para ahorrar tiempo a la hora de escribir css.</text:span></text:p>
      <text:p text:style-name="P1"/>
      <text:p text:style-name="P1"/>
      <text:p text:style-name="P1">- <text:span text:style-name="T6">Facilita el documentar el css con SassDoc.</text:span>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4-02T03:34:47.512000000</dc:date>
    <meta:editing-duration>PT26M58S</meta:editing-duration>
    <meta:editing-cycles>5</meta:editing-cycles>
    <meta:document-statistic meta:table-count="0" meta:image-count="0" meta:object-count="0" meta:page-count="1" meta:paragraph-count="6" meta:word-count="100" meta:character-count="649" meta:non-whitespace-character-count="554"/>
  </office:meta>
</office:document-meta>
</file>